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1f21" officeooo:paragraph-rsid="001c1f21"/>
    </style:style>
    <style:style style:name="P2" style:family="paragraph" style:parent-style-name="Standard">
      <style:text-properties style:font-name="Arial" officeooo:rsid="001b63f8" officeooo:paragraph-rsid="001b63f8"/>
    </style:style>
    <style:style style:name="P3" style:family="paragraph" style:parent-style-name="Standard">
      <style:text-properties style:font-name="Arial" officeooo:rsid="001c1f21" officeooo:paragraph-rsid="001c1f21"/>
    </style:style>
    <style:style style:name="P4" style:family="paragraph" style:parent-style-name="Standard">
      <style:text-properties style:font-name="Arial" officeooo:rsid="001ca346" officeooo:paragraph-rsid="001ca346"/>
    </style:style>
    <style:style style:name="P5" style:family="paragraph" style:parent-style-name="Standard">
      <style:text-properties style:font-name="Arial" officeooo:rsid="001e7cea" officeooo:paragraph-rsid="001e7cea"/>
    </style:style>
    <style:style style:name="P6" style:family="paragraph" style:parent-style-name="Standard">
      <style:text-properties style:font-name="Arial" officeooo:rsid="001f8252" officeooo:paragraph-rsid="001f8252"/>
    </style:style>
    <style:style style:name="P7" style:family="paragraph" style:parent-style-name="Standard">
      <style:text-properties style:font-name="Arial" officeooo:rsid="00208ee8" officeooo:paragraph-rsid="00208ee8"/>
    </style:style>
    <style:style style:name="P8" style:family="paragraph" style:parent-style-name="Standard">
      <style:text-properties style:font-name="Arial" officeooo:rsid="0021e834" officeooo:paragraph-rsid="0021e834"/>
    </style:style>
    <style:style style:name="P9" style:family="paragraph" style:parent-style-name="Standard">
      <style:text-properties style:font-name="Arial" officeooo:rsid="00220b6f" officeooo:paragraph-rsid="00220b6f"/>
    </style:style>
    <style:style style:name="P10" style:family="paragraph" style:parent-style-name="Standard">
      <style:text-properties style:font-name="Arial" officeooo:rsid="0023f3d0" officeooo:paragraph-rsid="0023f3d0"/>
    </style:style>
    <style:style style:name="P11" style:family="paragraph" style:parent-style-name="Standard">
      <style:text-properties style:font-name="Arial" officeooo:rsid="00255393" officeooo:paragraph-rsid="00255393"/>
    </style:style>
    <style:style style:name="P12" style:family="paragraph" style:parent-style-name="Standard">
      <style:text-properties style:font-name="Arial" officeooo:rsid="0026f318" officeooo:paragraph-rsid="0026f318"/>
    </style:style>
    <style:style style:name="P13" style:family="paragraph" style:parent-style-name="Standard">
      <style:text-properties fo:color="#00803f" style:font-name="Arial" officeooo:rsid="001b63f8" officeooo:paragraph-rsid="001b63f8"/>
    </style:style>
    <style:style style:name="P14" style:family="paragraph" style:parent-style-name="Standard">
      <style:text-properties fo:color="#00803f" style:font-name="Arial" officeooo:rsid="001c1f21" officeooo:paragraph-rsid="001c1f21"/>
    </style:style>
    <style:style style:name="P15" style:family="paragraph" style:parent-style-name="Standard">
      <style:text-properties fo:color="#0000ff" style:font-name="Arial" officeooo:rsid="001ca346" officeooo:paragraph-rsid="001ca346"/>
    </style:style>
    <style:style style:name="P16" style:family="paragraph" style:parent-style-name="Standard">
      <style:text-properties fo:color="#0000ff" style:font-name="Arial" officeooo:rsid="001e7cea" officeooo:paragraph-rsid="001e7cea"/>
    </style:style>
    <style:style style:name="P17" style:family="paragraph" style:parent-style-name="Standard">
      <style:text-properties fo:color="#0000ff" style:font-name="Arial" officeooo:rsid="001f8252" officeooo:paragraph-rsid="001f8252"/>
    </style:style>
    <style:style style:name="T1" style:family="text">
      <style:text-properties fo:font-weight="bold" style:font-weight-asian="bold" style:font-weight-complex="bold"/>
    </style:style>
    <style:style style:name="T2" style:family="text">
      <style:text-properties fo:color="#0000ff"/>
    </style:style>
    <style:style style:name="T3" style:family="text">
      <style:text-properties fo:color="#ff0000"/>
    </style:style>
    <style:style style:name="T4" style:family="text">
      <style:text-properties fo:color="#00803f"/>
    </style:style>
    <style:style style:name="T5" style:family="text">
      <style:text-properties fo:font-style="italic" style:font-style-asian="italic" style:font-style-complex="italic"/>
    </style:style>
    <style:style style:name="T6" style:family="text">
      <style:text-properties officeooo:rsid="0023f3d0"/>
    </style:style>
    <style:style style:name="T7" style:family="text">
      <style:text-properties officeooo:rsid="002553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B) L’emprise des laics sur les charges et les biens ecclésiastiques </text:p>
      <text:p text:style-name="P2"/>
      <text:p text:style-name="P14">C) des moines de plus en plus puissants</text:p>
      <text:p text:style-name="P3">BIEN REVISER CE COUR !!!!!!!!!!!</text:p>
      <text:p text:style-name="P3"/>
      <text:p text:style-name="P3">- la règle de Saint Benoit de Nursie pas encore partout</text:p>
      <text:p text:style-name="P3">- Abbé laics qui ne se comporte pas en moines, lieu de pouvoir qui servent aux rois qui servent au point d’appui à leur domination </text:p>
      <text:p text:style-name="P3">- le patrimoine du monastère = sous contrôle de la famille fondatrice : monastère devient lieu de refuge quand conflit, les monastères ne sont pas conficale</text:p>
      <text:p text:style-name="P3">- certains monastères se décide de changer les choses des laics : monastères qui ont gagné en puissance : Saint Benoit sur Loire et le monastère de Cluny = utilise puissance</text:p>
      <text:p text:style-name="P3">Essayer que l’abbé soit choisit pas les moines et pas par la politique laics. </text:p>
      <text:p text:style-name="P3"/>
      <text:p text:style-name="P3"><text:span text:style-name="T2">TROIS FACTEUR DE PUISSANCE</text:span> : accordé par ses mêmes laics </text:p>
      <text:p text:style-name="P3"><text:span text:style-name="T1">- l’immunité</text:span> qui interdire le rois et ses agents des nobles ou roi de venir sur les monastères et relever les impôts = donc indépendance(systèmes des avoués)</text:p>
      <text:p text:style-name="P3"><text:span text:style-name="T1">- exemption</text:span> : place l’établissement sous l’autorité direct du pape</text:p>
      <text:p text:style-name="P3"><text:span text:style-name="T1">- l’essaimage </text:span>: c’est l’abbaye de cluny qui rénove monastères ou prieré(petit monastère qui est dirigé par un prieur et non un abbé) <text:s/>par exemple</text:p>
      <text:p text:style-name="P3">Multiplication en réseau de prieurité et de monastères organisé comme maisons mère + technique de l’abbatiat multiple pour les diriger. </text:p>
      <text:p text:style-name="P3">= réseau efficace qui se met en place te renforce une abbaye qui se gérer seule : on met en place technique de l’essaimage : un seul pour diriger </text:p>
      <text:p text:style-name="P4">Mise en réseau rend plus efficace les réformes. </text:p>
      <text:p text:style-name="P4">Les évêques se sente concerné : en France les abbé de cluny participe à la réforme grégorienne </text:p>
      <text:p text:style-name="P4"/>
      <text:p text:style-name="P4"><text:span text:style-name="T3">II La réforme grégorienne</text:span> <text:span text:style-name="T6">XI</text:span></text:p>
      <text:p text:style-name="P4"/>
      <text:p text:style-name="P4">S’impose sous la conduite les papes réformateur. </text:p>
      <text:p text:style-name="P4">Quels impact ? </text:p>
      <text:p text:style-name="P4">Mouvement de réforme qui mène une affirmation du pouvoir spirituelle (au mains de l’église) et temporelle (au mains des laics) = bouleversement entre laics et papes </text:p>
      <text:p text:style-name="P4">- Léon IX à Calixte II : dix papes se succèdent pour mener la réforme qui prend le nom de Grégoire VII : prend son nom il est le plus efficace porteur de cette réforme.</text:p>
      <text:p text:style-name="P4">Réforme qui veut s’attaquer au moeurs des clergé, réformer qui cherche et réuni à faire du pape le chef suprême de la chrétienté et de faire de lui un pouvoir supérieur aux rois de France. </text:p>
      <text:p text:style-name="P4"/>
      <text:p text:style-name="P4"><text:span text:style-name="T4">A) Le programme de la Réforme</text:span> </text:p>
      <text:p text:style-name="P15">1) La réforme morale du clergé</text:p>
      <text:p text:style-name="P4"><text:span text:style-name="T1">→ <text:s/>nicolaisme</text:span> (incontinence des clercs/infractions au célibat des clercs) </text:p>
      <text:p text:style-name="P4">Quand on est curé : utilise les biens de l’église pour leur fils : marié + enfant : détourne bien de l’église, installé ses fils sur terres, verser des rentes pour leurs fils à des enfants qui n’auront jamais des carrières ecclésiastique. = gène car considération économique </text:p>
      <text:p text:style-name="P4"><text:span text:style-name="T1">→ simonie</text:span> (achat/vente des charges, des beines spirituels et trafic de reliques) </text:p>
      <text:p text:style-name="P4">= les réformateurs disent que les sacrements, baptême pas valide : donc met en danger le salut de l’âme =&gt; effet sur les fidèles et les dieux </text:p>
      <text:p text:style-name="P5">Il faut que les clercs soient irréprochable et pas nicolaisme et simonie : l’église veut mettre en place de « vrais » religieux car sinon le peuple ne va plus croire </text:p>
      <text:p text:style-name="P5">Mise en caue de la validité des sacrements administrés par des clercs indignes. </text:p>
      <text:p text:style-name="P5"><text:soft-page-break/>Cela déclenche un mouvement d’épuration du clergé </text:p>
      <text:p text:style-name="P5">BV </text:p>
      <text:p text:style-name="P5"/>
      <text:p text:style-name="P16">2) La question des investitures laiques</text:p>
      <text:p text:style-name="P5">Comment se fait-il que les laïcs on le pouvoir de choisir des ecclésiastiques et des charges épiscopal ? </text:p>
      <text:p text:style-name="P5">Quand Clovis catholicisme : évêques relais du pouvoir après la conversion de Clovis </text:p>
      <text:p text:style-name="P5">- Edit de Paris 614 Clotaire II contrôle les élections épiscopales. Recrute dans les nutriti. Le fait de pouvoir lui même élire permet de se faire des alliées et ne pas laisser les familles aristocrates prendre les candidats qui leur seront fidèles.</text:p>
      <text:p text:style-name="P5">= assure réseaux évêque fidèle </text:p>
      <text:p text:style-name="P5">- début VIII les évêques ne sont plus de parfaits fièdles des rois, certains se sont taillés de vraies principauté.</text:p>
      <text:p text:style-name="P5">- <text:s/>la réforme carolingienne réorganise la hiérarchie ecclésiastique. Les évêques sont soumis à l’empereur par le biais des archevêque (ancien métropolitains)</text:p>
      <text:p text:style-name="P5">L’empereur = chef de l’église donc il nomme les évêques </text:p>
      <text:p text:style-name="P5"/>
      <text:p text:style-name="P5">= la réforme Grégorienne vient secouer tout cela. </text:p>
      <text:p text:style-name="P5"/>
      <text:p text:style-name="P5">Pour les réformateurs, les investitures laiques : relevant de pratique simoniaque</text:p>
      <text:p text:style-name="P5">- pratique simonique/ promesse de don en échange de l’obtention d’une charge</text:p>
      <text:p text:style-name="P5">Il disent que les laïcs qui possède et vie avec des revenu appartenant à l’Église </text:p>
      <text:p text:style-name="P5">Les abbé laics eux aussi ont le crime de simonie = car vivent sur les biens d’église sans être clercs. </text:p>
      <text:p text:style-name="P5">Milieu XI on décide que la simonie est qualifiée d’hérésie. </text:p>
      <text:p text:style-name="P6">L’élection pontifical avant le XI e siècle était sous le contrôle des laics : des rois depuis les carolingiens, les souverrains avait un regard sur ses élections. </text:p>
      <text:p text:style-name="P6">817 : Louis le Pieux décide que l’empereur ne doit plus intervenir dans le choix de l’élection de l’évêque de Rome. </text:p>
      <text:p text:style-name="P6">- l’empereur (depuis les carolingiens par la branche des ottonien) élit les papes qui eux sacrent les empereurs élus par les princes électeurs d’Allemagne</text:p>
      <text:p text:style-name="P6">Fin sous Nicolas II sous le concile du Latran 1059 : décret : qui dit que désormais le papes doit être élu par religieux et non par l’empereur. </text:p>
      <text:p text:style-name="P6">= le pape est le premier religieux à se libérer des élections des laics </text:p>
      <text:p text:style-name="P6"/>
      <text:p text:style-name="P6">Grégoire VII va plus loin, il interdit en 1075 à tout les clercs interdit de recevoir un évéché ou une abbaye des mains d’un laics, il rédige un traité : <text:span text:style-name="T5">Dictatus papae</text:span> qui se compose de 27 compositions, dans ce traité il fait avancé la réforme grégorienne est expose sa théorie qui affirme la primauté romaine (primauté du papes sur les tous les princes chrétien) c’est notions de primauté est audacieuse. </text:p>
      <text:p text:style-name="P6"/>
      <text:p text:style-name="P17">3) La primauté romaine : en quoi consiste-elle ? </text:p>
      <text:p text:style-name="P6">Dans Dictatus papae : dit que l’église de Rome est universelle parce que fondée par le Seigneur. </text:p>
      <text:p text:style-name="P6">L’Église de Rome est universelle : que toutes les église vont devoir penser qu’elles va devoir penser à obéir au pape et pas aux laics. </text:p>
      <text:p text:style-name="P6">Le pape a le droit de déposer les évêques et les empereurs </text:p>
      <text:p text:style-name="P7">Personnes n’a le pouvoir de juger le pape à part dieu. </text:p>
      <text:p text:style-name="P7">En 1123 : le Concile de Latran II <text:s/>abouti à l’idée que : le pape est le chef indépendant de l’Église catholique : sous entend l’idée que les princes laics n’ont plus à ce mêler des questions de religions ; le pape est le guide spirituelle de toutes la chrétienté ; aucun texte de droit canonique n’est admis s’il n’émane pas de l’autorité du pape : les princes laics <text:soft-page-break/>n’ont plus le pouvoir de réformer leurs clergé eux même, ça sera par le pouvoir du pape, et pas le droit d’intervenir au droit de l’église. </text:p>
      <text:p text:style-name="P7"/>
      <text:p text:style-name="P7">Les successeur de Grégoire VII dont Urbain II travaillent à affranchir l’Église de tout lien féodal avec les pouvoirs laïcs. </text:p>
      <text:p text:style-name="P7">C’est une réforme qui est porteuse de l’indépendance des clergé nationaux : que aux église local d’être indépendante de l’emprise des laics. </text:p>
      <text:p text:style-name="P7"/>
      <text:p text:style-name="P7">L’affirmation de la primauté du pape répond à deux objectif : </text:p>
      <text:p text:style-name="P7">- obtenir l’obéissance inconditionnelle de tous les évêques de toute la chrétienté à l’autorité de Rome</text:p>
      <text:p text:style-name="P7">- faire que le supériorité des papes soit reconnue et admise par tous les autres pouvoirs laics.</text:p>
      <text:p text:style-name="P7"/>
      <text:p text:style-name="P7"><text:span text:style-name="T4">B) La réception de la réforme grégorienne en France</text:span> </text:p>
      <text:p text:style-name="P7">- Les rois de France pas forcément enthousiastes <text:s/>car ils ne peuvent plus choisir leurs évêques. </text:p>
      <text:p text:style-name="P7">- Manassès de Reims1070 80 : archevêque qui incarne le mauvais prélat : boit, chasse, relation charnelle, ne rempli pas sa charge, ne rend pas visite … Tient dix ans avant d’être chassé.</text:p>
      <text:p text:style-name="P7"/>
      <text:p text:style-name="P8">Rappel historique : </text:p>
      <text:p text:style-name="P8">entre les évêques francs et les roi francs, les évêques présent dans l’entourage politique des rois, serment et fidélité, puis gagnent en puissance avec Louis le Pieux, Jonas d’Orléans et le rêve d’instauré une théocratie épiscopal : organisation du gouvernement où les évêques sont responsable devant dieu de la conduite du roi. Ils se considère autoriser à critiquer les empereurs. = pouvoir de contrôle des évêques sur l’empereur. </text:p>
      <text:p text:style-name="P8"/>
      <text:p text:style-name="P8">Au IX, l’épiscopat franc est convaincu que les rois doivent gouverner en suivant leurs conseils parce qu’ils sont les successeurs des apôtres. </text:p>
      <text:p text:style-name="P8"/>
      <text:p text:style-name="P8">Pas toute à fait vrai : </text:p>
      <text:p text:style-name="P8">- encore au XIe le roi confirme les évêques théoriquement élus BVVVVVVVVV</text:p>
      <text:p text:style-name="P8"/>
      <text:p text:style-name="P8">- le roi confirme les évêques : le roi ne peut le faire que dans son domaine royal au XIe siècle : pouvoir de l’éclatement de la Francie occidental, mais aussi les princes territoriaux.</text:p>
      <text:p text:style-name="P8">- Confirme un évêque en lui remettent son évêché</text:p>
      <text:p text:style-name="P8">- forte concurrence des princes territorial = combattre roi et princes, sur 77 évêchés recensés en Francie au X seule une vingtaine contrôlée par le roi au XI</text:p>
      <text:p text:style-name="P8"/>
      <text:p text:style-name="P9">Solution française à l’investiture laïque : </text:p>
      <text:p text:style-name="P9">Le porteur de cette solution est le célèbre Yves de Chartres : <text:s/>propose solution de l’affaire Daimbert de Sens accusé par Hugues de Die d’avoir été élu par le Roi de France en 1097 (Philippe Ier) </text:p>
      <text:p text:style-name="P9">Il propose une sorte de compromis qui soit satisfaire tout le monde, il distingue dans l’investiture de l’évêque : quand entre en fonction l’évêque est investie :<text:span text:style-name="T1"> investiture ecclésiastique</text:span>, donne à l’évêque ses responsabilité spirituelles, relève le pape ; <text:span text:style-name="T1">investiture laique par la crosse et par l’anneau</text:span> (concerne les pouvoirs temporels/gestion du patrimoine de la cathédrale) </text:p>
      <text:p text:style-name="P9">Puis on décide que l’anneau et la crosse ne sont pas nécessaires et qu’un serment de fidélité au souverain suffit. </text:p>
      <text:p text:style-name="P9"><text:soft-page-break/>C’est une solution pacifique qui permet d’asseoir une entente entre Philippe Ier et Pascal II 1107 = Entente entre la royauté française et papauté </text:p>
      <text:p text:style-name="P9"/>
      <text:p text:style-name="P9">Concordat de Worms 1122 /Allemange et Italie </text:p>
      <text:p text:style-name="P9">Souverains en conflits avec les papes : Philippe Ier </text:p>
      <text:p text:style-name="P9">Les démêlées matrimoniaux des capétiens avec les papes </text:p>
      <text:p text:style-name="P9">crimes d’adultère et bigamie : Philippe Ier </text:p>
      <text:p text:style-name="P9">1098 : Louis VI n’a pas pu être sacré du vivant de son père. Il le sera àa sa mort en 1108 </text:p>
      <text:p text:style-name="P10">BV </text:p>
      <text:p text:style-name="P10">1200 : Innocent III jette l’interdit sur tout le royaume (clergé relevé de tout devoir d’obéissance au roi) </text:p>
      <text:p text:style-name="P10"/>
      <text:p text:style-name="P10"><text:span text:style-name="T3">III Héritage de la réforme grégorienne dans le royaume de France au XIIe siècle</text:span> </text:p>
      <text:p text:style-name="P10">- le XIIe : siècle d’effervescence et de tensions</text:p>
      <text:p text:style-name="P10">Urbain II a fait des évêques le pivot de l’organisation ecclésiastique/ ordre juridiction magistère </text:p>
      <text:p text:style-name="P10"/>
      <text:p text:style-name="P10">La réforme grégorienne : c’était imposer la primauté romaine : c’est un pouvoir suprême ecclésiastique et une théocratie pontifical</text:p>
      <text:p text:style-name="P10"/>
      <text:p text:style-name="P10"><text:span text:style-name="T4">A) La théocratie pontifical</text:span> </text:p>
      <text:p text:style-name="P10">Alexandre III : s’appuie sur le droit romain : XIIe siècle redécouverte du droit romain, Alexandre fait avancé la supériorité : il est le pape qui lui donne : le droit de juger, citer, lier, délier les princes qui ne sont que les détenteurs de la puissance exécutive (potestas). </text:p>
      <text:p text:style-name="P10">Le pape désormais à le pouvoir d’autoriser un peuple à ne plus obéir à leurs souverain &amp; au nom du fait que le pape dirige la chrétienté entierement, il détient l’autoritas et car la détient qu’il a le droit de déposé les mauvais souverains qui lui sont inférieur. Il inspire à gouverner le monde. Innocent III est convaincu de la supérorité des papes face aux souverains =&gt; théocratie pontifical </text:p>
      <text:p text:style-name="P10">Innocent III renforce ce bien fondé par son titre nouveau qu’il se donne, <text:span text:style-name="T7">+ vicaire de Saint Pierre il devient vicaire du Christ. = il peut juger les princes + les déposer et les destitué s’il les trouve des faillant</text:span></text:p>
      <text:p text:style-name="P10"/>
      <text:p text:style-name="P11"><text:span text:style-name="T4">B) La position des rois de France ?</text:span> BV fin de cour </text:p>
      <text:p text:style-name="P11">Chrétienté est un territoire et à l’extérieur sont les non chrétien </text:p>
      <text:p text:style-name="P11">Roi capétiens, qui sont es alliées indépendant du roi, la monarchie française connaît une indenpendance politique par les papes. </text:p>
      <text:p text:style-name="P11">- une certaines indépendance</text:p>
      <text:p text:style-name="P11">- processus de sécularisation du pouvoir en lien avec la redécouverte du droit romain (issu du droit des empereurs romains)</text:p>
      <text:p text:style-name="P11">- le titre royal revient à l’aînée</text:p>
      <text:p text:style-name="P11">- couronne hériditaire : devient règle de droit = c’est une coutume par la pratique du sacre.</text:p>
      <text:p text:style-name="P12">Eglise participe aux rois de france : Pépin le Bref </text:p>
      <text:p text:style-name="P12">L’Église fait et défait le roi mais sous les capétien à cause de la redécouverte du roi romain : fin du XIIe le sacre arrête de faire des roi : les rois ne font pas obligé d’être sacré. La cérémonie continu car elle sacralise, on devient roi naturellement à la mort du père. </text:p>
      <text:p text:style-name="P12"/>
      <text:p text:style-name="P12">Notion de couronne sous Louis VI : concept juridique </text:p>
      <text:p text:style-name="P12">couronne pas pareil que le roi </text:p>
      <text:p text:style-name="P12">le roi peut être roi après mort de son père : la couronne ne meurt pas contrairement au roi, quand elle existe, le roi peut la récupérer directement. </text:p>
      <text:p text:style-name="P12"><text:soft-page-break/>Cela veut dire que la couronne est garant de la royauté : conséquence → l’église n’est pas indispensable au titre royal : l’église ne fait plus les rois de France. </text:p>
      <text:p text:style-name="P12">Innocent III <text:s/></text:p>
      <text:p text:style-name="P11"/>
      <text:p text:style-name="P9"/>
      <text:p text:style-name="P7"/>
      <text:p text:style-name="P7"/>
      <text:p text:style-name="P6"/>
      <text:p text:style-name="P5"/>
      <text:p text:style-name="P5"/>
      <text:p text:style-name="P4"/>
      <text:p text:style-name="P3"/>
      <text:p text:style-name="P3"/>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10:42:08.419000000</meta:creation-date>
    <dc:date>2018-04-09T12:19:45.912000000</dc:date>
    <meta:editing-duration>PT22M23S</meta:editing-duration>
    <meta:editing-cycles>4</meta:editing-cycles>
    <meta:generator>LibreOffice/5.3.7.2$Windows_X86_64 LibreOffice_project/6b8ed514a9f8b44d37a1b96673cbbdd077e24059</meta:generator>
    <meta:document-statistic meta:table-count="0" meta:image-count="0" meta:object-count="0" meta:page-count="5" meta:paragraph-count="108" meta:word-count="2098" meta:character-count="12147" meta:non-whitespace-character-count="10074"/>
  </office:meta>
</office:document-meta>
</file>